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F000000022D503BB1D.png" manifest:media-type="image/png"/>
  <manifest:file-entry manifest:full-path="Pictures/10000000000002F00000003D127886C9.png" manifest:media-type="image/png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 loext:decorative="false"/>
    </style:style>
    <style:style style:name="pr1" style:family="presentation" style:parent-style-name="Classy_5f_Red-title">
      <style:graphic-properties draw:auto-grow-height="true" fo:min-height="7.6cm" loext:decorative="false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 loext:decorative="false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Classy_5f_Red1-outline1">
      <style:graphic-properties fo:min-height="7.969cm" loext:decorative="false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Classy_5f_Red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Classy_5f_Red1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7243a"/>
      <style:paragraph-properties fo:text-align="center" style:writing-mode="lr-tb"/>
    </style:style>
    <style:style style:name="P6" style:family="paragraph">
      <loext:graphic-properties draw:fill="solid" draw:fill-color="#edad0b"/>
      <style:paragraph-properties fo:text-align="center" style:writing-mode="lr-tb"/>
    </style:style>
    <style:style style:name="P7" style:family="paragraph">
      <loext:graphic-properties draw:fill="solid" draw:fill-color="#009f8c"/>
      <style:paragraph-properties fo:text-align="center" style:writing-mode="lr-tb"/>
    </style:style>
    <style:style style:name="P8" style:family="paragraph"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izza Day Fun</text:p>
          </draw:text-box>
        </draw:frame>
        <draw:frame presentation:style-name="pr2" draw:text-style-name="P1" draw:layer="layout" svg:width="14.599cm" svg:height="3.799cm" svg:x="10.6cm" svg:y="10cm" presentation:class="subtitle" presentation:user-transformed="true">
          <draw:text-box>
            <text:p>By</text:p>
            <text:p>Peter Darien Fox</text:p>
            <text:p/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n exciting slide (or not)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2">This page intentionally left blan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 text:style-name="P2"><text:span text:style-name="T1">What’s a Preso without a table or two?</text:span></text:p>
          </draw:text-box>
        </draw:frame>
        <draw:frame draw:style-name="gr2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Made up stats</text:p>
              </table:table-cell>
              <table:table-cell>
                <text:p>Length</text:p>
              </table:table-cell>
              <table:table-cell>
                <text:p>Width</text:p>
              </table:table-cell>
              <table:table-cell>
                <text:p>Height</text:p>
              </table:table-cell>
              <table:table-cell>
                <text:p>Volume</text:p>
              </table:table-cell>
            </table:table-row>
            <table:table-row table:style-name="ro1" table:default-cell-style-name="ce1">
              <table:table-cell/>
              <table:table-cell>
                <text:p>2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>3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>4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>
                <text:p>5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5" draw:layer="layout" svg:width="7.6cm" svg:height="6cm" svg:x="3.2cm" svg:y="6cm">
          <text:p text:style-name="P4">Lets<text:tab/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0.2cm" svg:y="6cm">
          <text:p text:style-name="P4">Ge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17.304cm" svg:y="6cm">
          <text:p text:style-name="P4">Moving!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8">Obligatory graph to prove a point.</text:p>
          </draw:text-box>
        </draw:frame>
        <draw:frame draw:style-name="gr6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 loext:decorative="false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.614cm" svg:x="0cm" svg:y="14.18cm">
        <draw:image xlink:href="Pictures/10000000000002F00000003D127886C9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D503BB1D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0.9cm" svg:x="0.017cm" svg:y="0cm">
        <draw:image xlink:href="Pictures/10000000000002F000000022D503BB1D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D503BB1D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9T17:13:55.803175610</meta:creation-date>
    <meta:editing-duration>PT38M6S</meta:editing-duration>
    <meta:editing-cycles>8</meta:editing-cycles>
    <meta:generator>LibreOffice/24.2.3.2$OpenBSD_X86_64 LibreOffice_project/420$Build-2</meta:generator>
    <dc:title>Classy Red</dc:title>
    <meta:initial-creator>Ian Darwin</meta:initial-creator>
    <dc:date>2024-07-02T17:01:06.787442931</dc:date>
    <meta:print-date>2024-07-02T16:24:58.531119339</meta:print-date>
    <meta:printed-by>PDF files: Ian Darwin</meta:printed-by>
    <dc:creator>Ian Darwin</dc:creator>
    <meta:document-statistic meta:object-count="59"/>
  </office:meta>
</office:document-meta>
</file>

<file path=Object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:coordinate-region svg:x="1.12cm" svg:y="0.394cm" svg:width="23.561cm" svg:height="9.22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OpenBSD_X86_64 LibreOffice_project/420$Build-2</meta:generator>
  </office:meta>
</office:document-meta>
</file>

<file path=Object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